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6fab3" officeooo:paragraph-rsid="0016fab3" style:font-weight-asian="bold" style:font-weight-complex="bold"/>
    </style:style>
    <style:style style:name="P3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officeooo:rsid="0016fab3" officeooo:paragraph-rsid="0016fab3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P9" style:family="paragraph" style:parent-style-name="Preformatted_20_Text">
      <style:text-properties fo:font-weight="bold" officeooo:paragraph-rsid="001a615a" style:font-weight-asian="bold" style:font-weight-complex="bold"/>
    </style:style>
    <style:style style:name="P10" style:family="paragraph" style:parent-style-name="Preformatted_20_Text">
      <style:text-properties fo:font-weight="bold" officeooo:rsid="0016fab3" officeooo:paragraph-rsid="001c6aaf" style:font-weight-asian="bold" style:font-weight-complex="bold"/>
    </style:style>
    <style:style style:name="P11" style:family="paragraph" style:parent-style-name="Preformatted_20_Text">
      <style:text-properties fo:font-weight="bold" officeooo:paragraph-rsid="001c6aaf" style:font-weight-asian="bold" style:font-weight-complex="bold"/>
    </style:style>
    <style:style style:name="P12" style:family="paragraph" style:parent-style-name="Preformatted_20_Text">
      <style:text-properties fo:font-size="12pt" style:font-size-asian="12pt" style:font-size-complex="12pt"/>
    </style:style>
    <style:style style:name="P1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font-weight="normal" officeooo:rsid="0016fab3" officeooo:paragraph-rsid="001c6aaf" style:font-weight-asian="normal" style:font-weight-complex="normal"/>
    </style:style>
    <style:style style:name="P15" style:family="paragraph" style:parent-style-name="Preformatted_20_Text">
      <style:text-properties officeooo:rsid="0016fab3" officeooo:paragraph-rsid="0016fab3"/>
    </style:style>
    <style:style style:name="P16" style:family="paragraph" style:parent-style-name="Preformatted_20_Text">
      <style:text-properties officeooo:paragraph-rsid="001c6aaf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1a615a" style:font-weight-asian="bold" style:font-weight-complex="bold"/>
    </style:style>
    <style:style style:name="P19" style:family="paragraph" style:parent-style-name="Standard">
      <style:text-properties officeooo:paragraph-rsid="001bcd30"/>
    </style:style>
    <style:style style:name="T1" style:family="text">
      <style:text-properties officeooo:rsid="001689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d50c" style:font-weight-asian="bold" style:font-weight-complex="bold"/>
    </style:style>
    <style:style style:name="T4" style:family="text">
      <style:text-properties fo:font-weight="bold" officeooo:rsid="0019b963" style:font-weight-asian="bold" style:font-weight-complex="bold"/>
    </style:style>
    <style:style style:name="T5" style:family="text">
      <style:text-properties fo:font-weight="bold" officeooo:rsid="001bcd30" style:font-weight-asian="bold" style:font-weight-complex="bold"/>
    </style:style>
    <style:style style:name="T6" style:family="text">
      <style:text-properties fo:font-weight="bold" officeooo:rsid="001c6aaf" style:font-weight-asian="bold" style:font-weight-complex="bold"/>
    </style:style>
    <style:style style:name="T7" style:family="text">
      <style:text-properties officeooo:rsid="0016fab3"/>
    </style:style>
    <style:style style:name="T8" style:family="text">
      <style:text-properties officeooo:rsid="0017d50c"/>
    </style:style>
    <style:style style:name="T9" style:family="text">
      <style:text-properties loext:padding="0.0193in" loext:border="0.06pt solid #d9d9e3"/>
    </style:style>
    <style:style style:name="T10" style:family="text">
      <style:text-properties officeooo:rsid="0019b963"/>
    </style:style>
    <style:style style:name="T11" style:family="text">
      <style:text-properties officeooo:rsid="001a615a"/>
    </style:style>
    <style:style style:name="T12" style:family="text">
      <style:text-properties officeooo:rsid="001bcd30"/>
    </style:style>
    <style:style style:name="T13" style:family="text">
      <style:text-properties officeooo:rsid="001c6aa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3">Dockerize 4 tier application such as Nginx,Postgres-db,Phyton,Redis</text:p>
      <text:p text:style-name="P13"/>
      <text:p text:style-name="Standard">set up a Dockerized Four-Tier application with Nginx, PostgreSQL, Python (Flask application), and Redis, <text:span text:style-name="T12">we</text:span> can use Docker Compose to define and manage the containers. Below is a step-by-step guide to help you get started:</text:p>
      <text:p text:style-name="Standard"/>
      <text:p text:style-name="P4"/>
      <text:p text:style-name="P4"/>
      <text:p text:style-name="P1">Installation instructions</text:p>
      <text:p text:style-name="Preformatted_20_Text"/>
      <text:p text:style-name="P1">1. Launch amazon ubuntu server in aws </text:p>
      <text:p text:style-name="P1"/>
      <text:p text:style-name="P1">2. ssh to ubuntu to install packages</text:p>
      <text:p text:style-name="P1"/>
      <text:p text:style-name="Preformatted_20_Text"/>
      <text:p text:style-name="Preformatted_20_Text"><text:span text:style-name="T1">$ </text:span>ssh -i &lt;key.pem&gt; ubuntu@&lt;ip-address&gt; </text:p>
      <text:p text:style-name="Preformatted_20_Text"/>
      <text:p text:style-name="Preformatted_20_Text"/>
      <text:p text:style-name="P1">3. Update and Upgrade linux machine </text:p>
      <text:p text:style-name="P1"/>
      <text:p text:style-name="Preformatted_20_Text"/>
      <text:p text:style-name="Preformatted_20_Text"><text:span text:style-name="T1">$ </text:span>sudo apt update</text:p>
      <text:p text:style-name="Preformatted_20_Text"/>
      <text:p text:style-name="Preformatted_20_Text"/>
      <text:p text:style-name="Preformatted_20_Text"><text:span text:style-name="T1">$ </text:span>sudo apt upgrade</text:p>
      <text:p text:style-name="Preformatted_20_Text"/>
      <text:p text:style-name="Preformatted_20_Text"/>
      <text:p text:style-name="Preformatted_20_Text"/>
      <text:p text:style-name="P3">install docker </text:p>
      <text:p text:style-name="P3"/>
      <text:p text:style-name="Preformatted_20_Text"/>
      <text:p text:style-name="P1"><text:span text:style-name="T8">1. </text:span>Next, install a few prerequisite packages which let apt use packages over HTTPS:</text:p>
      <text:p text:style-name="Preformatted_20_Text"/>
      <text:p text:style-name="Preformatted_20_Text"><text:span text:style-name="T1">$ </text:span>sudo apt install apt-transport-https ca-certificates curl software-properties-common</text:p>
      <text:p text:style-name="Preformatted_20_Text"/>
      <text:p text:style-name="Preformatted_20_Text"/>
      <text:p text:style-name="P1"><text:span text:style-name="T8">2. </text:span>Then add the GPG key for the official Docker repository to your system:</text:p>
      <text:p text:style-name="P1"/>
      <text:p text:style-name="Preformatted_20_Text">curl -fsSL https://download.docker.com/linux/ubuntu/gpg | sudo gpg --dearmor -o /usr/share/keyrings/docker-archive-keyring.gpg</text:p>
      <text:p text:style-name="Preformatted_20_Text"/>
      <text:p text:style-name="P1"/>
      <text:p text:style-name="P1"><text:span text:style-name="T8">3. </text:span>Add the Docker repository to APT sources:</text:p>
      <text:p text:style-name="P1"/>
      <text:p text:style-name="Preformatted_20_Text"><text:span text:style-name="T1">$ </text:span>echo "deb [arch=$(dpkg --print-architecture) signed-by=/usr/share/keyrings/docker-archive-keyring.gpg] https://download.docker.com/linux/ubuntu $(lsb_release -cs) stable" | sudo tee /etc/apt/sources.list.d/docker.list &gt; /dev/null</text:p>
      <text:p text:style-name="Preformatted_20_Text"/>
      <text:p text:style-name="Preformatted_20_Text"/>
      <text:p text:style-name="P1"><text:span text:style-name="T8">4. </text:span>Update your existing list of packages again for the addition to be recognized:</text:p>
      <text:p text:style-name="P1"/>
      <text:p text:style-name="Preformatted_20_Text"><text:span text:style-name="T1">$ </text:span>sudo apt update</text:p>
      <text:p text:style-name="Preformatted_20_Text"/>
      <text:p text:style-name="Preformatted_20_Text"/>
      <text:p text:style-name="P1"><text:soft-page-break/><text:span text:style-name="T8">5. </text:span>Make sure you are about to install from the Docker repo instead of the default Ubuntu repo:</text:p>
      <text:p text:style-name="P1"/>
      <text:p text:style-name="Preformatted_20_Text"><text:span text:style-name="T1">$ </text:span>apt-cache policy docker-ce</text:p>
      <text:p text:style-name="Preformatted_20_Text"/>
      <text:p text:style-name="P1"><text:span text:style-name="T8">6. </text:span>You’ll see output like this, although the version number for Docker may be different:</text:p>
      <text:p text:style-name="Preformatted_20_Text"/>
      <text:p text:style-name="Preformatted_20_Text">Output of apt-cache policy docker-ce</text:p>
      <text:p text:style-name="Preformatted_20_Text">docker-ce:</text:p>
      <text:p text:style-name="Preformatted_20_Text"><text:s text:c="2"/>Installed: (none)</text:p>
      <text:p text:style-name="Preformatted_20_Text"><text:s text:c="2"/>Candidate: 5:20.10.14~3-0~ubuntu-jammy</text:p>
      <text:p text:style-name="Preformatted_20_Text"><text:s text:c="2"/>Version table:</text:p>
      <text:p text:style-name="Preformatted_20_Text"><text:s text:c="5"/>5:20.10.14~3-0~ubuntu-jammy 500</text:p>
      <text:p text:style-name="Preformatted_20_Text"><text:s text:c="8"/>500 https://download.docker.com/linux/ubuntu jammy/stable amd64 Packages</text:p>
      <text:p text:style-name="Preformatted_20_Text"><text:s text:c="5"/>5:20.10.13~3-0~ubuntu-jammy 500</text:p>
      <text:p text:style-name="Preformatted_20_Text"><text:s text:c="8"/>500 https://download.docker.com/linux/ubuntu jammy/stable amd64 Packages</text:p>
      <text:p text:style-name="Preformatted_20_Text">Notice that docker-ce is not installed, but the candidate for installation is from the Docker repository for Ubuntu 22.04 (jammy).</text:p>
      <text:p text:style-name="Preformatted_20_Text"/>
      <text:p text:style-name="P3"><text:span text:style-name="T8">7. </text:span><text:span text:style-name="T1">F</text:span>inally, install Docker:</text:p>
      <text:p text:style-name="P3"/>
      <text:p text:style-name="Preformatted_20_Text"><text:span text:style-name="T1">$ </text:span>sudo apt install docker-ce</text:p>
      <text:p text:style-name="Preformatted_20_Text"/>
      <text:p text:style-name="P1"/>
      <text:p text:style-name="P1"><text:span text:style-name="T8">8. </text:span>Docker should now be installed, the daemon started, and the process enabled to start on boot. Check that it’s running:</text:p>
      <text:p text:style-name="P1"/>
      <text:p text:style-name="Preformatted_20_Text"><text:span text:style-name="T1">$ </text:span>sudo systemctl status docker</text:p>
      <text:p text:style-name="Preformatted_20_Text"/>
      <text:p text:style-name="P1">The output should be similar to the following, showing that the service is active and running:</text:p>
      <text:p text:style-name="P1"/>
      <text:p text:style-name="Preformatted_20_Text">Output</text:p>
      <text:p text:style-name="Preformatted_20_Text">● docker.service - Docker Application Container Engine</text:p>
      <text:p text:style-name="Preformatted_20_Text"><text:s text:c="5"/>Loaded: loaded (/lib/systemd/system/docker.service; enabled; vendor preset: enabled)</text:p>
      <text:p text:style-name="Preformatted_20_Text"><text:s text:c="5"/>Active: active (running) since Fri 2022-04-01 21:30:25 UTC; 22s ago</text:p>
      <text:p text:style-name="Preformatted_20_Text">TriggeredBy: ● docker.socket</text:p>
      <text:p text:style-name="Preformatted_20_Text"><text:s text:c="7"/>Docs: https://docs.docker.com</text:p>
      <text:p text:style-name="Preformatted_20_Text"><text:s text:c="3"/>Main PID: 7854 (dockerd)</text:p>
      <text:p text:style-name="Preformatted_20_Text"><text:s text:c="6"/>Tasks: 7</text:p>
      <text:p text:style-name="Preformatted_20_Text"><text:s text:c="5"/>Memory: 38.3M</text:p>
      <text:p text:style-name="Preformatted_20_Text"><text:s text:c="8"/>CPU: 340ms</text:p>
      <text:p text:style-name="Preformatted_20_Text"><text:s text:c="5"/>CGroup: /system.slice/docker.service</text:p>
      <text:p text:style-name="Preformatted_20_Text"><text:s text:c="13"/>└─7854 /usr/bin/dockerd -H fd:// --containerd=/run/containerd/containerd.sock</text:p>
      <text:p text:style-name="Preformatted_20_Text"/>
      <text:p text:style-name="Preformatted_20_Text"/>
      <text:p text:style-name="P3">Docker Compose Installation</text:p>
      <text:p text:style-name="P3"/>
      <text:p text:style-name="P1"><text:span text:style-name="T8">1. </text:span>To install docker compose on Ubuntu Linux, execute the following commands one after the another</text:p>
      <text:p text:style-name="P1"/>
      <text:p text:style-name="Preformatted_20_Text"><text:span text:style-name="T1">$ </text:span>sudo curl -L "https://github.com/docker/compose/releases/download/v2.20.0/docker-compose-$(uname -s)-$(uname -m)" -o /usr/local/bin/docker-compose</text:p>
      <text:p text:style-name="Preformatted_20_Text"/>
      <text:p text:style-name="P1"><text:span text:style-name="T8">2. </text:span>give Execute Permision " +x " <text:span text:style-name="T1">docker-compose file for running</text:span></text:p>
      <text:p text:style-name="P1"><text:soft-page-break/></text:p>
      <text:p text:style-name="Preformatted_20_Text"><text:span text:style-name="T7">$ </text:span>sudo chmod +x /usr/local/bin/docker-compose</text:p>
      <text:p text:style-name="Preformatted_20_Text"/>
      <text:p text:style-name="P1"><text:span text:style-name="T8">3. </text:span>Check the docker-compose version by running following command,</text:p>
      <text:p text:style-name="P1"/>
      <text:p text:style-name="Preformatted_20_Text"><text:span text:style-name="T7">$ </text:span>docker-compose --version</text:p>
      <text:p text:style-name="Preformatted_20_Text"/>
      <text:p text:style-name="P1"><text:span text:style-name="T8">4. </text:span>If you want to avoid typing sudo whenever you run the docker command, add your username to the docker group:</text:p>
      <text:p text:style-name="P1"/>
      <text:p text:style-name="Preformatted_20_Text"><text:span text:style-name="T7">$ </text:span>sudo usermod -aG docker ${USER}</text:p>
      <text:p text:style-name="Preformatted_20_Text"/>
      <text:p text:style-name="Preformatted_20_Text"><text:span text:style-name="T7">$ </text:span>newgrp docker </text:p>
      <text:p text:style-name="Preformatted_20_Text"/>
      <text:p text:style-name="P1"><text:span text:style-name="T8">5. </text:span>Clone 4_tier_project Nginx-webserver,Phyton,Postgres-db,Redis</text:p>
      <text:p text:style-name="P1"/>
      <text:p text:style-name="Preformatted_20_Text"><text:span text:style-name="T7">$ </text:span>cd /home/ubuntu</text:p>
      <text:p text:style-name="Preformatted_20_Text"/>
      <text:p text:style-name="Preformatted_20_Text"><text:span text:style-name="T7">$ </text:span>git clone https://github.com/rehankhanmrk/dockerize-4-tier-project.git</text:p>
      <text:p text:style-name="Preformatted_20_Text"/>
      <text:p text:style-name="Preformatted_20_Text"><text:span text:style-name="T7">$ </text:span>cd dockerize-4-tier-project</text:p>
      <text:p text:style-name="Standard"/>
      <text:p text:style-name="Standard"><text:span text:style-name="Strong_20_Emphasis">Application Code</text:span>:</text:p>
      <text:p text:style-name="Standard"/>
      <text:p text:style-name="P19">Create a directory named <text:span text:style-name="Source_20_Text">app</text:span> in your project directory to store your Python application code. Inside the <text:span text:style-name="Source_20_Text">app</text:span> directory, you'll need to have a Flask application that connects to the PostgreSQL database and uses Redis for caching. </text:p>
      <text:p text:style-name="P19">You'll also need a <text:span text:style-name="Source_20_Text">requirements.txt</text:span> file to specify the Python dependencies.</text:p>
      <text:p text:style-name="Standard"/>
      <text:p text:style-name="Standard"/>
      <text:p text:style-name="P1"><text:span text:style-name="T8">6. </text:span>show Dockerfile</text:p>
      <text:p text:style-name="P1"/>
      <text:p text:style-name="Preformatted_20_Text"><text:span text:style-name="T7">$ </text:span>cat Dockerfile</text:p>
      <text:p text:style-name="P1"/>
      <text:p text:style-name="Preformatted_20_Text"><text:span text:style-name="T3">7. </text:span><text:span text:style-name="T2">Dockerfile</text:span></text:p>
      <text:p text:style-name="P1"/>
      <text:p text:style-name="P5"/>
      <text:p text:style-name="Preformatted_20_Text">FROM tiangolo/uwsgi-nginx-flask:python3.8</text:p>
      <text:p text:style-name="Preformatted_20_Text"/>
      <text:p text:style-name="Preformatted_20_Text">WORKDIR /app</text:p>
      <text:p text:style-name="Preformatted_20_Text"/>
      <text:p text:style-name="Preformatted_20_Text">COPY ./app/requirements.txt /app/</text:p>
      <text:p text:style-name="Preformatted_20_Text">RUN pip3 install -r /app/requirements.txt</text:p>
      <text:p text:style-name="Preformatted_20_Text"/>
      <text:p text:style-name="Preformatted_20_Text">COPY ./app /app</text:p>
      <text:p text:style-name="P5"/>
      <text:p text:style-name="P5"/>
      <text:p text:style-name="P11"><text:span text:style-name="T8">8. </text:span>show index.html file</text:p>
      <text:p text:style-name="P11"/>
      <text:p text:style-name="P16"><text:span text:style-name="T7">$ </text:span>cat app/templates/index.html</text:p>
      <text:p text:style-name="P16"/>
      <text:p text:style-name="P16"/>
      <text:p text:style-name="P11">index.html file</text:p>
      <text:p text:style-name="P11"/>
      <text:p text:style-name="P10"/>
      <text:p text:style-name="P16">&lt;body style="background-color: black;"&gt;</text:p>
      <text:p text:style-name="P16">&lt;center style="background-color: blue;"&gt;</text:p>
      <text:p text:style-name="P16"><text:soft-page-break/>&lt;h1&gt; Wish-List App From Rehan DevOps For Tech_bridge&lt;/h1&gt;</text:p>
      <text:p text:style-name="P16"/>
      <text:p text:style-name="P16">&lt;b&gt; Create your wishlist record here&lt;/b&gt;</text:p>
      <text:p text:style-name="P16"/>
      <text:p text:style-name="P16">&lt;form action="/save" method="POST"&gt;</text:p>
      <text:p text:style-name="P16"><text:tab/></text:p>
      <text:p text:style-name="P16"><text:tab/>&lt;label for="username"&gt;Username&lt;/label&gt;</text:p>
      <text:p text:style-name="P16"><text:tab/>&lt;input name="username" id="username" required&gt;&lt;br&gt;&lt;br&gt;</text:p>
      <text:p text:style-name="P16"/>
      <text:p text:style-name="P16"><text:tab/>&lt;label for="place"&gt;Favorite Place&lt;/label&gt;</text:p>
      <text:p text:style-name="P16"><text:tab/>&lt;input name="place" id="place" required&gt;&lt;br&gt;&lt;br&gt;</text:p>
      <text:p text:style-name="P16"/>
      <text:p text:style-name="P16"><text:tab/>&lt;label for="food"&gt;Favorite Food&lt;/label&gt;</text:p>
      <text:p text:style-name="P16"><text:tab/>&lt;input name="food" id="food" required&gt;&lt;br&gt;&lt;br&gt;</text:p>
      <text:p text:style-name="P16"/>
      <text:p text:style-name="P16"><text:tab/>&lt;input type="submit" value="Save"&gt;</text:p>
      <text:p text:style-name="P16"/>
      <text:p text:style-name="P16">&lt;/form&gt;</text:p>
      <text:p text:style-name="P16"/>
      <text:p text:style-name="P16">&lt;b&gt;Type in the username and fetch the WishList&lt;/b&gt;</text:p>
      <text:p text:style-name="P16">&lt;form action="/get" method="POST"&gt;</text:p>
      <text:p text:style-name="P16"><text:tab/>&lt;label for="username"&gt;Username&lt;/label&gt;</text:p>
      <text:p text:style-name="P16"><text:tab/>&lt;input name="username" id="username" required&gt;&lt;br&gt;&lt;br&gt;</text:p>
      <text:p text:style-name="P16"><text:tab/>&lt;input type="submit" value="Submit"&gt;</text:p>
      <text:p text:style-name="P16">&lt;/form&gt;</text:p>
      <text:p text:style-name="P16"/>
      <text:p text:style-name="P16">{% if get %}</text:p>
      <text:p text:style-name="P16">&lt;font color="blue"&gt;The Wishlist for &lt;b&gt;{{username}}&lt;/b&gt; is &lt;b&gt;{{place}}&lt;/b&gt; and &lt;b&gt;{{food}}&lt;/b&gt;&lt;/font&gt;</text:p>
      <text:p text:style-name="P16">&lt;small&gt;{{msg}}&lt;/small&gt;</text:p>
      <text:p text:style-name="P16">{% endif %}</text:p>
      <text:p text:style-name="P16"/>
      <text:p text:style-name="P16">{% if no_record %}</text:p>
      <text:p text:style-name="P16">&lt;font color="red"&gt;{{msg}}&lt;/font&gt;</text:p>
      <text:p text:style-name="P16">{% endif %}</text:p>
      <text:p text:style-name="P16"/>
      <text:p text:style-name="P16">{% if user_exists %}</text:p>
      <text:p text:style-name="P16">&lt;font color="red"&gt;User &lt;b&gt;{{username}}&lt;/b&gt; already exists with the wishlist &lt;b&gt;{{place}}&lt;/b&gt; and &lt;b&gt;{{food}}&lt;/b&gt;&lt;/font&gt;</text:p>
      <text:p text:style-name="P16">&lt;small&gt;{{msg}}&lt;/small&gt;</text:p>
      <text:p text:style-name="P16">{% endif %}</text:p>
      <text:p text:style-name="P16"/>
      <text:p text:style-name="P16">{% if saved %}</text:p>
      <text:p text:style-name="P16">&lt;font color="green"&gt; Successfully saved data for &lt;b&gt;{{username}}&lt;/b&gt; with Wishlist &lt;b&gt;{{place}}&lt;/b&gt; and &lt;b&gt;{{food}}&lt;/b&gt;!!!&lt;/font&gt;</text:p>
      <text:p text:style-name="P16">{% endif %}</text:p>
      <text:p text:style-name="P16"/>
      <text:p text:style-name="P16">&lt;/center&gt;</text:p>
      <text:p text:style-name="P16">&lt;br&gt;</text:p>
      <text:p text:style-name="P16">&lt;a href="/keys"&gt;Keys&lt;/a&gt;</text:p>
      <text:p text:style-name="P16">{% if keys %}</text:p>
      <text:p text:style-name="P16"><text:tab/>&lt;h3&gt; Keys &lt;/h3&gt;</text:p>
      <text:p text:style-name="P16"><text:tab/>&lt;small&gt;(From DataBase)&lt;/small&gt;</text:p>
      <text:p text:style-name="P16"><text:tab/>&lt;ul&gt;</text:p>
      <text:p text:style-name="P16"><text:tab/>{% for username in usernames %}</text:p>
      <text:p text:style-name="P16"><text:tab/><text:tab/>&lt;li&gt;{{username}}&lt;/li&gt;</text:p>
      <text:p text:style-name="P16"><text:tab/>{% endfor %}</text:p>
      <text:p text:style-name="P16"><text:tab/>&lt;/ul&gt;</text:p>
      <text:p text:style-name="P16">{% endif %}</text:p>
      <text:p text:style-name="P16"><text:soft-page-break/></text:p>
      <text:p text:style-name="P16"/>
      <text:p text:style-name="P16">&lt;/body&gt;</text:p>
      <text:p text:style-name="P14"/>
      <text:p text:style-name="Standard"><text:span text:style-name="T2"/></text:p>
      <text:p text:style-name="Standard"><text:span text:style-name="T2"/></text:p>
      <text:p text:style-name="Standard"><text:span text:style-name="T6">9. </text:span><text:span text:style-name="T2">Here's a Flask application example (</text:span><text:span text:style-name="T5">main</text:span><text:span text:style-name="Source_20_Text"><text:span text:style-name="T2">.py</text:span></text:span><text:span text:style-name="T2">):</text:span></text:p>
      <text:p text:style-name="P17"/>
      <text:p text:style-name="P5">$ cat <text:span text:style-name="T13">app/</text:span>main.py </text:p>
      <text:p text:style-name="P5"/>
      <text:p text:style-name="P5"/>
      <text:p text:style-name="P5"/>
      <text:p text:style-name="P5">from flask import Flask, request, render_template</text:p>
      <text:p text:style-name="P5">import redis</text:p>
      <text:p text:style-name="P5"/>
      <text:p text:style-name="P5">app = Flask(__name__)</text:p>
      <text:p text:style-name="P5"/>
      <text:p text:style-name="P5"># postgresql://username:password@host:port/database</text:p>
      <text:p text:style-name="P5">app.config['SQLALCHEMY_DATABASE_URI'] = 'postgresql://hello_flask:hello_flask@db:5432/hello_flask_dev'</text:p>
      <text:p text:style-name="P5"/>
      <text:p text:style-name="P5">from models import db, UserFavs</text:p>
      <text:p text:style-name="P5"/>
      <text:p text:style-name="P5">db.init_app(app)</text:p>
      <text:p text:style-name="P5">with app.app_context():</text:p>
      <text:p text:style-name="P5"><text:s text:c="4"/># To create / use database mentioned in URI</text:p>
      <text:p text:style-name="P5"><text:s text:c="4"/>db.create_all()</text:p>
      <text:p text:style-name="P5"><text:s text:c="4"/>db.session.commit()</text:p>
      <text:p text:style-name="P5"/>
      <text:p text:style-name="P5">red = redis.Redis(host='redis', port=6379, db=0)</text:p>
      <text:p text:style-name="P5"/>
      <text:p text:style-name="P5">@app.route("/")</text:p>
      <text:p text:style-name="P5">def main():</text:p>
      <text:p text:style-name="P5"><text:s text:c="4"/>return render_template('index.html')</text:p>
      <text:p text:style-name="P5"/>
      <text:p text:style-name="P5">@app.route("/save", methods=['POST'])</text:p>
      <text:p text:style-name="P5">def save():</text:p>
      <text:p text:style-name="P5"><text:s text:c="4"/>username = str(request.form['username']).lower()</text:p>
      <text:p text:style-name="P5"><text:s text:c="4"/>place = str(request.form['place']).lower()</text:p>
      <text:p text:style-name="P5"><text:s text:c="4"/>food = str(request.form['food']).lower()</text:p>
      <text:p text:style-name="P5"/>
      <text:p text:style-name="P5"><text:s text:c="4"/># check if data of the username already exists in the redis</text:p>
      <text:p text:style-name="P5"><text:s text:c="4"/>if red.hgetall(username).keys():</text:p>
      <text:p text:style-name="P5"><text:s text:c="8"/>print("hget username:", red.hgetall(username))</text:p>
      <text:p text:style-name="P5"><text:s text:c="8"/># return a msg to the template, saying the user already exists(from redis)</text:p>
      <text:p text:style-name="P5"><text:s text:c="8"/>return render_template('index.html', user_exists=1, msg='(From Redis)', username=username, place=red.hget(username,"place").decode('utf-8'), food=red.hget(username,"food").decode('utf-8'))</text:p>
      <text:p text:style-name="P5"/>
      <text:p text:style-name="P5"><text:s text:c="4"/># if not in redis, then check in db</text:p>
      <text:p text:style-name="P5"><text:s text:c="4"/>elif len(list(red.hgetall(username)))==0:</text:p>
      <text:p text:style-name="P5"><text:s text:c="8"/>record = <text:s/>UserFavs.query.filter_by(username=username).first()</text:p>
      <text:p text:style-name="P5"><text:s text:c="8"/>print("Records fecthed from db:", record)</text:p>
      <text:p text:style-name="P5"><text:s text:c="8"/></text:p>
      <text:p text:style-name="P5"><text:s text:c="8"/>if record:</text:p>
      <text:p text:style-name="P5"><text:s text:c="12"/>red.hset(username, "place", place)</text:p>
      <text:p text:style-name="P5"><text:s text:c="12"/>red.hset(username, "food", food)</text:p>
      <text:p text:style-name="P5"><text:s text:c="12"/># return a msg to the template, saying the user already exists(from <text:soft-page-break/>database)</text:p>
      <text:p text:style-name="P5"><text:s text:c="12"/>return render_template('index.html', user_exists=1, msg='(From DataBase)', username=username, place=record.place, food=record.food)</text:p>
      <text:p text:style-name="P5"/>
      <text:p text:style-name="P5"><text:s text:c="4"/># if data of the username doesnot exist anywhere, create a new record in DataBase and store in Redis also</text:p>
      <text:p text:style-name="P5"><text:s text:c="4"/># create a new record in DataBase</text:p>
      <text:p text:style-name="P5"><text:s text:c="4"/>new_record = UserFavs(username=username, place=place, food=food)</text:p>
      <text:p text:style-name="P5"><text:s text:c="4"/>db.session.add(new_record)</text:p>
      <text:p text:style-name="P5"><text:s text:c="4"/>db.session.commit()</text:p>
      <text:p text:style-name="P5"/>
      <text:p text:style-name="P5"><text:s text:c="4"/># store in Redis also</text:p>
      <text:p text:style-name="P5"><text:s text:c="4"/>red.hset(username, "place", place)</text:p>
      <text:p text:style-name="P5"><text:s text:c="4"/>red.hset(username, "food", food)</text:p>
      <text:p text:style-name="P5"/>
      <text:p text:style-name="P5"><text:s text:c="4"/># cross-checking if the record insertion was successful into database</text:p>
      <text:p text:style-name="P5"><text:s text:c="4"/>record = <text:s/>UserFavs.query.filter_by(username=username).first()</text:p>
      <text:p text:style-name="P5"><text:s text:c="4"/>print("Records fetched from db after insert:", record)</text:p>
      <text:p text:style-name="P5"/>
      <text:p text:style-name="P5"><text:s text:c="4"/># cross-checking if the insertion was successful into redis</text:p>
      <text:p text:style-name="P5"><text:s text:c="4"/>print("key-values from redis after insert:", red.hgetall(username))</text:p>
      <text:p text:style-name="P5"/>
      <text:p text:style-name="P5"><text:s text:c="4"/># return a success message upon saving</text:p>
      <text:p text:style-name="P5"><text:s text:c="4"/>return render_template('index.html', saved=1, username=username, place=red.hget(username, "place").decode('utf-8'), food=red.hget(username, "food").decode('utf-8'))</text:p>
      <text:p text:style-name="P5"/>
      <text:p text:style-name="P5">@app.route("/keys", methods=['GET'])</text:p>
      <text:p text:style-name="P5">def keys():</text:p>
      <text:p text:style-name="P5"><text:tab/>records = UserFavs.query.all()</text:p>
      <text:p text:style-name="P5"><text:tab/>names = []</text:p>
      <text:p text:style-name="P5"><text:tab/>for record in records:</text:p>
      <text:p text:style-name="P5"><text:tab/><text:tab/>names.append(record.username)</text:p>
      <text:p text:style-name="P5"><text:tab/>return render_template('index.html', keys=1, usernames=names)</text:p>
      <text:p text:style-name="P5"/>
      <text:p text:style-name="P5"/>
      <text:p text:style-name="P5">@app.route("/get", methods=['POST'])</text:p>
      <text:p text:style-name="P5">def get():</text:p>
      <text:p text:style-name="P5"><text:tab/>username = request.form['username']</text:p>
      <text:p text:style-name="P5"><text:tab/>print("Username:", username)</text:p>
      <text:p text:style-name="P5"><text:tab/>user_data = red.hgetall(username)</text:p>
      <text:p text:style-name="P5"><text:tab/>print("GET Redis:", user_data)</text:p>
      <text:p text:style-name="P5"/>
      <text:p text:style-name="P5"><text:tab/>if not user_data:</text:p>
      <text:p text:style-name="P5"><text:tab/><text:tab/>record = UserFavs.query.filter_by(username=username).first()</text:p>
      <text:p text:style-name="P5"><text:tab/><text:tab/>print("GET Record:", record)</text:p>
      <text:p text:style-name="P5"><text:tab/><text:tab/>if not record:</text:p>
      <text:p text:style-name="P5"><text:tab/><text:tab/><text:tab/>print("No data in redis or db")</text:p>
      <text:p text:style-name="P5"><text:tab/><text:tab/><text:tab/>return render_template('index.html', no_record=1, msg=f"Record not yet defined for {username}")</text:p>
      <text:p text:style-name="P5"><text:tab/><text:tab/>red.hset(username, "place", record.place)</text:p>
      <text:p text:style-name="P5"><text:tab/><text:tab/>red.hset(username, "food", record.food)</text:p>
      <text:p text:style-name="P5"><text:tab/><text:tab/>return render_template('index.html', get=1, msg="(From DataBase)",username=username, place=record.place, food=record.food)</text:p>
      <text:p text:style-name="P5"><text:tab/>return render_template('index.html',get=1, msg="(From Redis)", username=username, place=user_data[b'place'].decode('utf-8'), food=user_data[b'food'].decode('utf-8'))</text:p>
      <text:p text:style-name="Preformatted_20_Text"/>
      <text:p text:style-name="Preformatted_20_Text"/>
      <text:p text:style-name="P17"><text:soft-page-break/></text:p>
      <text:p text:style-name="Standard"><text:span text:style-name="T6">10</text:span><text:span text:style-name="T4">. </text:span><text:span text:style-name="T2">This </text:span><text:span text:style-name="Source_20_Text"><text:span text:style-name="T2">docker-compose.yml</text:span></text:span><text:span text:style-name="T2"> file defines the same structure as mentioned earlier with Nginx, Python (application), PostgreSQL (database), and Redis (cache) services.</text:span></text:p>
      <text:p text:style-name="P17"/>
      <text:p text:style-name="Preformatted_20_Text"/>
      <text:p text:style-name="Preformatted_20_Text"/>
      <text:p text:style-name="P1"><text:span text:style-name="T10">1</text:span><text:span text:style-name="T13">1</text:span><text:span text:style-name="T8">. </text:span>show docker-compose.<text:span text:style-name="T10">yml</text:span> file</text:p>
      <text:p text:style-name="Preformatted_20_Text"/>
      <text:p text:style-name="Preformatted_20_Text"><text:span text:style-name="T7">$ </text:span>cat docker-compose.yml</text:p>
      <text:p text:style-name="Preformatted_20_Text"/>
      <text:p text:style-name="P1">docker-compose.<text:span text:style-name="T10">yml</text:span> file</text:p>
      <text:p text:style-name="Preformatted_20_Text"/>
      <text:p text:style-name="Preformatted_20_Text">version: '3'</text:p>
      <text:p text:style-name="Preformatted_20_Text">services:</text:p>
      <text:p text:style-name="Preformatted_20_Text"><text:s text:c="2"/>nginx:</text:p>
      <text:p text:style-name="Preformatted_20_Text"><text:s text:c="4"/>build: ./</text:p>
      <text:p text:style-name="Preformatted_20_Text"><text:s text:c="4"/>environment:</text:p>
      <text:p text:style-name="Preformatted_20_Text"><text:s text:c="6"/>- PYTHONBUFFERED=1</text:p>
      <text:p text:style-name="Preformatted_20_Text"><text:s text:c="4"/>ports:</text:p>
      <text:p text:style-name="Preformatted_20_Text"><text:s text:c="6"/>- "80:80"</text:p>
      <text:p text:style-name="Preformatted_20_Text"><text:s text:c="4"/>links:</text:p>
      <text:p text:style-name="Preformatted_20_Text"><text:s text:c="6"/>- redis</text:p>
      <text:p text:style-name="Preformatted_20_Text"><text:s text:c="6"/>- db</text:p>
      <text:p text:style-name="Preformatted_20_Text"><text:s text:c="2"/>redis:</text:p>
      <text:p text:style-name="Preformatted_20_Text"><text:s text:c="4"/>image: redis:6.0.8</text:p>
      <text:p text:style-name="Preformatted_20_Text"><text:s text:c="4"/>ports:</text:p>
      <text:p text:style-name="Preformatted_20_Text"><text:s text:c="6"/>- "6379:6379"</text:p>
      <text:p text:style-name="Preformatted_20_Text"><text:s text:c="2"/>db:</text:p>
      <text:p text:style-name="Preformatted_20_Text"><text:s text:c="4"/>image: postgres:12-alpine</text:p>
      <text:p text:style-name="Preformatted_20_Text"><text:s text:c="4"/>volumes:</text:p>
      <text:p text:style-name="Preformatted_20_Text"><text:s text:c="6"/>- postgres_data:/var/lib/postgresql/data/</text:p>
      <text:p text:style-name="Preformatted_20_Text"><text:s text:c="4"/>environment:</text:p>
      <text:p text:style-name="Preformatted_20_Text"><text:s text:c="6"/>- POSTGRES_USER=hello_flask</text:p>
      <text:p text:style-name="Preformatted_20_Text"><text:s text:c="6"/>- POSTGRES_PASSWORD=hello_flask</text:p>
      <text:p text:style-name="Preformatted_20_Text"><text:s text:c="6"/>- POSTGRES_DB=hello_flask_dev</text:p>
      <text:p text:style-name="Preformatted_20_Text"><text:s text:c="4"/>ports:</text:p>
      <text:p text:style-name="Preformatted_20_Text"><text:s text:c="6"/>- "5432:5432"</text:p>
      <text:p text:style-name="Preformatted_20_Text"><text:s text:c="4"/></text:p>
      <text:p text:style-name="Preformatted_20_Text">volumes:</text:p>
      <text:p text:style-name="Preformatted_20_Text"><text:s text:c="2"/>postgres_data:</text:p>
      <text:p text:style-name="Preformatted_20_Text"/>
      <text:p text:style-name="Preformatted_20_Text"/>
      <text:p text:style-name="Preformatted_20_Text"/>
      <text:p text:style-name="P1"><text:span text:style-name="T8">1</text:span><text:span text:style-name="T13">2</text:span><text:span text:style-name="T8">. </text:span>run this Docker Compose file, navigate to the directory containing the docker-compose.yml file and execute the following command:</text:p>
      <text:p text:style-name="P1"/>
      <text:p text:style-name="Preformatted_20_Text"/>
      <text:p text:style-name="Preformatted_20_Text"><text:span text:style-name="T7">$ </text:span>docker-compose up -d</text:p>
      <text:p text:style-name="Preformatted_20_Text"/>
      <text:p text:style-name="P1"/>
      <text:p text:style-name="P1"><text:span text:style-name="T8">1</text:span><text:span text:style-name="T13">3</text:span><text:span text:style-name="T8">. </text:span>check docker-compose running condition</text:p>
      <text:p text:style-name="P1"/>
      <text:p text:style-name="P1"/>
      <text:p text:style-name="Preformatted_20_Text"><text:span text:style-name="T7">$ </text:span>docker ps</text:p>
      <text:p text:style-name="Preformatted_20_Text"/>
      <text:p text:style-name="P1"><text:span text:style-name="T8">1</text:span><text:span text:style-name="T13">4</text:span><text:span text:style-name="T8">. </text:span>OR</text:p>
      <text:p text:style-name="P1"/>
      <text:p text:style-name="P6"><text:span text:style-name="T8">$ </text:span>docker-compose ps</text:p>
      <text:p text:style-name="P6"><text:soft-page-break/></text:p>
      <text:p text:style-name="P1"/>
      <text:p text:style-name="P1">then access your application through the Nginx web server at http://publicip</text:p>
      <text:p text:style-name="P1"/>
      <text:p text:style-name="Preformatted_20_Text">http://12.23.43.44</text:p>
      <text:p text:style-name="Preformatted_20_Text"/>
      <text:p text:style-name="P18"/>
      <text:p text:style-name="P18">With this setup, you'll have a Dockerized Four-Tier application running with Nginx serving as the web tier, Python handling the application tier, PostgreSQL as the data tier, and Redis as the cache tier.</text:p>
      <text:p text:style-name="P9"/>
      <text:p text:style-name="Preformatted_20_Text"/>
      <text:p text:style-name="Preformatted_20_Text">### 11. Visit your website HTTPS://&lt;your website&gt;</text:p>
      <text:p text:style-name="Preformatted_20_Text"><text:s text:c="2"/>Enjoy Your website serve</text:p>
      <text:p text:style-name="Standard"><text:s text:c="2"/></text:p>
      <text:p text:style-name="Preformatted_20_Text">## Support 🙏😃 </text:p>
      <text:p text:style-name="Preformatted_20_Text">Thanks for your support :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5T19:55:24.741364584</dc:date>
    <meta:editing-duration>PT33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8" meta:paragraph-count="244" meta:word-count="1195" meta:character-count="10636" meta:non-whitespace-character-count="9213"/>
  </office:meta>
</office:document-meta>
</file>